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paragraph-rsid="00017a29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17a2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17a2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17a2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02661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03b3e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06791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07a4b5" style:font-size-asian="10.5pt" style:font-weight-asian="normal" style:font-size-complex="12pt" style:font-weight-complex="normal"/>
    </style:style>
    <style:style style:name="T1" style:family="text">
      <style:text-properties officeooo:rsid="00017a29"/>
    </style:style>
    <style:style style:name="T2" style:family="text">
      <style:text-properties officeooo:rsid="00026617"/>
    </style:style>
    <style:style style:name="T3" style:family="text">
      <style:text-properties officeooo:rsid="0003a278"/>
    </style:style>
    <style:style style:name="T4" style:family="text">
      <style:text-properties officeooo:rsid="0003b3e8"/>
    </style:style>
    <style:style style:name="T5" style:family="text">
      <style:text-properties officeooo:rsid="0004732b"/>
    </style:style>
    <style:style style:name="T6" style:family="text">
      <style:text-properties officeooo:rsid="00055dfb"/>
    </style:style>
    <style:style style:name="T7" style:family="text">
      <style:text-properties officeooo:rsid="00067916"/>
    </style:style>
    <style:style style:name="T8" style:family="text">
      <style:text-properties officeooo:rsid="0007a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äärittelydokumentti</text:span></text:p>
      <text:p text:style-name="P2"><text:span text:style-name="T1">Mikko Översti</text:span></text:p>
      <text:p text:style-name="P3"><text:span text:style-name="T1"/></text:p>
      <text:p text:style-name="P4"><text:span text:style-name="T1">Aihe: Matriisilaskin</text:span></text:p>
      <text:p text:style-name="P4"><text:span text:style-name="T1"/></text:p>
      <text:p text:style-name="P5"><text:span text:style-name="T2">Toiminta: Matriisilaskin laskee kahden tai useamman matriisin yhteen-, vähennys-, ja kertolaskut. Osaa myös kääntää matriiisin sekä laskea determinantin ja transpoosin.</text:span></text:p>
      <text:p text:style-name="P5"><text:span text:style-name="T2"/></text:p>
      <text:p text:style-name="P5"><text:span text:style-name="T2">Algoritmit: Determinantti ja matriisin kääntö toteutetaan LU-</text:span><text:span text:style-name="T5">hajotelmaa</text:span><text:span text:style-name="T2"> avuksi käyttäen </text:span><text:span text:style-name="T6">rakentamalla se croutin tai doolittlen algoritmilla</text:span><text:span text:style-name="T2">. </text:span><text:span text:style-name="T3">Matriisit ovat itsestään sieveneviä murtolukuja. Murtolukujen osamäärän ja nimittäjän suurin yhteinen tekijä lasketaan eukleideen algoritmilla. </text:span></text:p>
      <text:p text:style-name="P5"><text:span text:style-name="T3"/></text:p>
      <text:p text:style-name="P6"><text:span text:style-name="T4">Syöte: Tekstitiedosto jossa matriiseja ja lopussa laskettava laskutoimitus ja ulostulo standardi ulostuloon. Myös interaktiivinen käyttö mahdollista.</text:span></text:p>
      <text:p text:style-name="P6"><text:span text:style-name="T4"/></text:p>
      <text:p text:style-name="P7"><text:a xlink:type="simple" xlink:href="http://en.wikipedia.org/wiki/LU_decomposition"><text:span text:style-name="T7">http://en.wikipedia.org/wiki/LU_decomposition</text:span></text:a></text:p>
      <text:p text:style-name="P8"><text:span text:style-name="T8">http://en.wikipedia.org/wiki/Euclidean_algorithm</text:span></text:p>
      <text:p text:style-name="P6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y </meta:initial-creator>
    <meta:creation-date>2013-05-11T23:02:29</meta:creation-date>
    <dc:date>2013-05-11T23:30:49</dc:date>
    <dc:creator>Arvy </dc:creator>
    <meta:editing-duration>PT25M10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1" meta:paragraph-count="9" meta:word-count="77" meta:character-count="749" meta:non-whitespace-character-count="748"/>
  </office:meta>
</office:document-meta>
</file>